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'Noto Sans', Ubuntu, sans-serif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jaVu Serif" fo:font-size="12pt" officeooo:rsid="0011ffee" officeooo:paragraph-rsid="0011ffee" style:font-size-asian="12pt" style:font-size-complex="12pt"/>
    </style:style>
    <style:style style:name="P2" style:family="paragraph" style:parent-style-name="Standard">
      <style:text-properties fo:color="#000000" style:font-name="DejaVu Serif" fo:font-size="12pt" officeooo:paragraph-rsid="0011ffee" style:font-size-asian="12pt" style:font-size-complex="12pt"/>
    </style:style>
    <style:style style:name="P3" style:family="paragraph" style:parent-style-name="Standard">
      <style:text-properties fo:color="#000000" style:font-name="DejaVu Serif" fo:font-size="12pt" officeooo:rsid="0011ffee" officeooo:paragraph-rsid="0011ffee" style:font-size-asian="12pt" style:font-size-complex="12pt"/>
    </style:style>
    <style:style style:name="T1" style:family="text">
      <style:text-properties officeooo:rsid="0011ffee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1ffee"/>
    </style:style>
    <style:style style:name="T4" style:family="text">
      <style:text-properties fo:font-variant="normal" fo:text-transform="none" fo:letter-spacing="normal" fo:font-style="normal" fo:font-weight="normal" officeooo:rsid="001301c3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bold" officeooo:rsid="0011ffee" style:font-weight-asian="bold" style:font-weight-complex="bold"/>
    </style:style>
    <style:style style:name="T7" style:family="text">
      <style:text-properties fo:font-weight="bold" officeooo:rsid="0011ffe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nologias utilizadas e suas versões</text:p>
      <text:p text:style-name="P1"/>
      <text:p text:style-name="P1">body parser 1,19,0;</text:p>
      <text:p text:style-name="P1">express 4.17.1;</text:p>
      <text:p text:style-name="P1">mysq l2.18.1;</text:p>
      <text:p text:style-name="P1">nodemon 2.0.7;</text:p>
      <text:p text:style-name="P1">Visual Studio Code;</text:p>
      <text:p text:style-name="P1">Postman.</text:p>
      <text:p text:style-name="P1"/>
      <text:p text:style-name="P2"><text:span text:style-name="T1">O </text:span><text:span text:style-name="T7">body parser</text:span><text:span text:style-name="T1"> é </text:span><text:span text:style-name="T2">um módulo capaz de converter o body da requisição para vários formatos, </text:span><text:span text:style-name="T3">sendo uma delas o </text:span><text:span text:style-name="T6">JSON</text:span><text:span text:style-name="T3">, ao qual usamos para fazer a formatação e estruturar dados em formato de texto e transmiti-los de um sistema para outro. </text:span></text:p>
      <text:p text:style-name="P2"><text:span text:style-name="T3">O </text:span><text:span text:style-name="T6">express</text:span><text:span text:style-name="T3"> é utilizado para </text:span><text:span text:style-name="T4">g</text:span><text:span text:style-name="T2">erenciar requisições de HTTP </text:span><text:span text:style-name="T3">e criando abstrações de rotas.</text:span></text:p>
      <text:p text:style-name="P1"><text:span text:style-name="T2">O </text:span><text:span text:style-name="T5">Mysql</text:span><text:span text:style-name="T2"> para gerar banco de dados e o </text:span><text:span text:style-name="T5">Nodemon</text:span><text:span text:style-name="T2"> que monitora as mudanças e reinicia o server automaticamente.</text:span></text:p>
      <text:p text:style-name="P1"><text:span text:style-name="T2">O editor utilizado foi o </text:span><text:span text:style-name="T5">Visual Studio</text:span><text:span text:style-name="T2"> e a ferramenta para executar os testes foi a </text:span><text:span text:style-name="T5">Postman</text:span><text:span text:style-name="T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'Noto Sans', Ubuntu, sans-serif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9:41:39.181692028</meta:creation-date>
    <dc:date>2021-03-08T09:54:56.029103709</dc:date>
    <meta:editing-duration>PT4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10" meta:character-count="643" meta:non-whitespace-character-count="543"/>
  </office:meta>
</office:document-meta>
</file>